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Proxima Nova Alt Rg1" svg:font-family="'Proxima Nova Alt Rg'" style:font-pitch="variable"/>
    <style:font-face style:name="Proxima Nova Alt Rg" svg:font-family="'Proxima Nova Alt Rg'" style:font-adornments="Regular" style:font-pitch="variable"/>
    <style:font-face style:name="Roboto" svg:font-family="Roboto" style:font-pitch="variable"/>
    <style:font-face style:name="Times New Roman" svg:font-family="'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Proxima Nova Alt Rg1" fo:font-size="12pt" style:font-size-asian="12pt" style:font-size-complex="12pt"/>
    </style:style>
    <style:style style:name="P2" style:family="paragraph" style:parent-style-name="Standard" style:master-page-name="MP0">
      <style:paragraph-properties style:page-number="auto" fo:break-before="page"/>
      <style:text-properties style:font-name="Proxima Nova Alt Rg1" fo:font-size="12pt" style:font-size-asian="12pt" style:font-size-complex="12pt"/>
    </style:style>
    <style:style style:name="P3" style:family="paragraph" style:parent-style-name="Standard" style:list-style-name="L1"/>
    <style:style style:name="T1" style:family="text">
      <style:text-properties style:font-name="Proxima Nova Alt Rg1" fo:font-size="12pt" style:font-size-asian="12pt" style:font-size-complex="12pt"/>
    </style:style>
    <style:style style:name="T2" style:family="text">
      <style:text-properties style:font-name="Proxima Nova Alt Rg1" fo:font-size="12pt" fo:font-weight="normal" style:font-size-asian="12pt" style:font-weight-asian="normal" style:font-size-complex="12pt" style:font-weight-complex="normal"/>
    </style:style>
    <style:style style:name="T3" style:family="text">
      <style:text-properties style:font-name="Proxima Nova Alt Rg1" fo:font-size="12pt" fo:font-weight="bold" style:font-size-asian="12pt" style:font-weight-asian="bold" style:font-size-complex="12pt" style:font-weight-complex="bold"/>
    </style:style>
    <style:style style:name="T4" style:family="text">
      <style:text-properties style:font-name="Lucida Console" fo:font-size="9pt" fo:font-weight="normal" style:font-size-asian="9pt" style:font-weight-asian="normal" style:font-size-complex="9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OCOM – ANDROID Section</text:p>
      <text:p text:style-name="P1">MODEL-PART ASSOCIATIONS</text:p>
      <text:p text:style-name="P1">PilotPartFactory</text:p>
      <text:p text:style-name="P1">Variant: CAPSULEER_LIST</text:p>
      <text:p text:style-name="P1">NeocomApiKey → ApiKeyPart</text:p>
      <text:p text:style-name="P1">Pilot → PilotInfoPart</text:p>
      <text:p text:style-name="P1">Corporation → PilotInfoPart</text:p>
      <text:p text:style-name="P1">Variant: NEOCOM_DASHBOARD</text:p>
      <text:p text:style-name="P1">Director → DirectorPart</text:p>
      <text:p text:style-name="P1">Pilot → PilotInfoPart</text:p>
      <text:p text:style-name="P1"/>
      <text:p text:style-name="P1">NAMES</text:p>
      <text:p text:style-name="P1">The method names have some meaning. I pretend to use the methods that start with “access” as some king of method that performs backend or database operations so it can take some time to complete and that results should be stored for later case. Then the “get” methods usually will not perform operation but just retrieve fields values.</text:p>
      <text:p text:style-name="P1"/>
      <text:p text:style-name="P1">ANGULAR</text:p>
      <text:p text:style-name="Standard"><text:span text:style-name="Fuente_20_de_20_párrafo_20_predeter."><text:span text:style-name="T1">Methods, fields and other items on angular should follow the same mechanics and naming than on Java.</text:span></text:span></text:p>
      <text:p text:style-name="Standard"><text:span text:style-name="Fuente_20_de_20_párrafo_20_predeter."><text:span text:style-name="T1"/></text:span></text:p>
      <text:p text:style-name="Standard"><text:span text:style-name="Fuente_20_de_20_párrafo_20_predeter."><text:span text:style-name="T2">ARCHITECTURE NOTES</text:span></text:span></text:p>
      <text:p text:style-name="Standard"><text:span text:style-name="Fuente_20_de_20_párrafo_20_predeter."><text:span text:style-name="T2"/></text:span></text:p>
      <text:p text:style-name="Standard"><text:span text:style-name="Fuente_20_de_20_párrafo_20_predeter."><text:span text:style-name="T3">GLOBAL SERVICES NAMING CONVENTION</text:span></text:span></text:p>
      <text:p text:style-name="Standard"><text:span text:style-name="Fuente_20_de_20_párrafo_20_predeter."><text:span text:style-name="T2">The global services has a lot of static methods that are related to multiple sets of api groups. To better organize and differentiate the here there is a proposal of the naming convention to use on the most important apis.</text:span></text:span></text:p>
      <text:list xml:id="list8220317751902446558" text:style-name="L1">
        <text:list-item>
          <text:p text:style-name="P3"><text:span text:style-name="Fuente_20_de_20_párrafo_20_predeter."><text:span text:style-name="T2">Properties and configuration definitions – get&lt;Name&gt;</text:span></text:span></text:p>
        </text:list-item>
        <text:list-item>
          <text:p text:style-name="P3"><text:span text:style-name="Fuente_20_de_20_párrafo_20_predeter."><text:span text:style-name="T2">Database accesses to retrieve data – access&lt;Name&gt;</text:span></text:span></text:p>
        </text:list-item>
        <text:list-item>
          <text:p text:style-name="P3"><text:span text:style-name="Fuente_20_de_20_párrafo_20_predeter."><text:span text:style-name="T2">ESI download of information – download&lt;Name&gt;</text:span></text:span></text:p>
        </text:list-item>
        <text:list-item>
          <text:p text:style-name="P3"><text:span text:style-name="Fuente_20_de_20_párrafo_20_predeter."><text:span text:style-name="T2">Cache interception and complex data storage – reach&lt;Name&gt; / fetch&lt;Name&gt;</text:span></text:span></text:p>
        </text:list-item>
        <text:list-item>
          <text:p text:style-name="P3"><text:span text:style-name="Fuente_20_de_20_párrafo_20_predeter."><text:span text:style-name="T2">SDE catalog searches to identify items by id – search&lt;Name&gt;</text:span></text:span></text:p>
        </text:list-item>
      </text:list>
      <text:p text:style-name="Standard"><text:span text:style-name="Fuente_20_de_20_párrafo_20_predeter."><text:span text:style-name="T2"/></text:span></text:p>
      <text:p text:style-name="Standard"><text:span text:style-name="Fuente_20_de_20_párrafo_20_predeter."><text:span text:style-name="T3">MICROSERVICES DESING CONSIDERATIONS</text:span></text:span></text:p>
      <text:p text:style-name="Standard"><text:span text:style-name="Fuente_20_de_20_párrafo_20_predeter."><text:span text:style-name="T2">During the resolution for a Micro Service request we face some limitations like the default consideration that MS calls do not have session persistence so the call has no information over any previous calls. This imposes some development practices and patterns that make any call a consistent sequence of data retrieval calls that get more performance from the caching of data.</text:span></text:span></text:p>
      <text:p text:style-name="Standard"><text:span text:style-name="Fuente_20_de_20_párrafo_20_predeter."><text:span text:style-name="T2"/></text:span></text:p>
      <text:p text:style-name="Standard"><text:span text:style-name="Fuente_20_de_20_párrafo_20_predeter."><text:span text:style-name="T2">But during the Infinity variant development I have found that many calls require a context to allow the correct progress of a call away from any other simultaneous call that the same server can service at the same time using the same cache and data storages structures. And this is not only about synchronization but to a more subtle problem generated by side effects on the calls.</text:span></text:span></text:p>
      <text:p text:style-name="Standard"><text:span text:style-name="Fuente_20_de_20_párrafo_20_predeter."><text:span text:style-name="T2"/></text:span></text:p>
      <text:p text:style-name="Standard"><text:span text:style-name="Fuente_20_de_20_párrafo_20_predeter."><text:span text:style-name="T2">If the data retrieval sequence is clearly predetermined it starts with the selection of a Credential. This selection will make a side effect because after this call we assume that the current value of the </text:span></text:span><text:span text:style-name="Fuente_20_de_20_párrafo_20_predeter."><text:span text:style-name="T3">ActiveCredential</text:span></text:span><text:span text:style-name="Fuente_20_de_20_párrafo_20_predeter."><text:span text:style-name="T2"> is not going to change. But this is not true. A new service call can change this global variable just when it starts the same data retrieval sequence.</text:span></text:span></text:p>
      <text:p text:style-name="Standard"><text:span text:style-name="Fuente_20_de_20_párrafo_20_predeter."><text:span text:style-name="T2"/></text:span></text:p>
      <text:p text:style-name="Standard"><text:span text:style-name="Fuente_20_de_20_párrafo_20_predeter."><text:span text:style-name="T2">So I face a clear requirement that I should use a </text:span></text:span><text:span text:style-name="Fuente_20_de_20_párrafo_20_predeter."><text:span text:style-name="T3">Call Context</text:span></text:span><text:span text:style-name="Fuente_20_de_20_párrafo_20_predeter."><text:span text:style-name="T2"> that will store all the data structures retrieved during the service progress and that should be used on the resolution </text:span></text:span><text:soft-page-break/><text:span text:style-name="Fuente_20_de_20_párrafo_20_predeter."><text:span text:style-name="T2">of any deeper calls without using massive parameter passing from level to level. The idea should start at the beginning of the call. At that point I should create a new Context instance private to this service call that should be storing and caching the used information during the call progress. This is similar to a session data reference but that should expire at the call termination as the first rule of the MS stands telling that service calls have no session state.</text:span></text:span></text:p>
      <text:p text:style-name="Standard"><text:span text:style-name="Fuente_20_de_20_párrafo_20_predeter."><text:span text:style-name="T2"/></text:span></text:p>
      <text:p text:style-name="Standard"><text:span text:style-name="Fuente_20_de_20_párrafo_20_predeter."><text:span text:style-name="T2">This element is an instance of a </text:span></text:span><text:span text:style-name="Fuente_20_de_20_párrafo_20_predeter."><text:span text:style-name="T3">SessionContext</text:span></text:span><text:span text:style-name="Fuente_20_de_20_párrafo_20_predeter."><text:span text:style-name="T2">. It is a class close in functionality to the </text:span></text:span><text:span text:style-name="Fuente_20_de_20_párrafo_20_predeter."><text:span text:style-name="T3">DataManagementModelStore</text:span></text:span><text:span text:style-name="Fuente_20_de_20_párrafo_20_predeter."><text:span text:style-name="T2"> that has now no purpose because it is the most clear source of side effects. This element should be used at any point instead the DMMS but we should access our session call instance. How we can do the control of the session information is by creating a session at the entry point and adding all the data beans we are using during the process into this session so it can be reused by any Global call that now should depend on this session at the first level to be able to retrieve any data from network systems that require authentication or from other calls that depend on previous data retrieved.</text:span></text:span></text:p>
      <text:p text:style-name="Standard"><text:span text:style-name="Fuente_20_de_20_párrafo_20_predeter."><text:span text:style-name="T2"/></text:span></text:p>
      <text:h text:style-name="Heading_20_2" text:outline-level="2"><text:span text:style-name="Fuente_20_de_20_párrafo_20_predeter."><text:span text:style-name="T2">PAGE COMPONENT STRUCTURE</text:span></text:span></text:h>
      <text:p text:style-name="Standard"><text:span text:style-name="Fuente_20_de_20_párrafo_20_predeter."><text:span text:style-name="T2">The standard page component has three differentiated parts grouped into two sections. The first and top most upper section is the Header. It should display the page title and some optional explanation text as a subtitle.</text:span></text:span></text:p>
      <text:p text:style-name="Standard"><text:span text:style-name="Fuente_20_de_20_párrafo_20_predeter."><text:span text:style-name="T2">The second that occupies the rest of the page can be optionally divided into two panels, the Left and the Right usually in a proportion 60/40. Left panel is used to render the page data while the Right panel is used to display detailed information about the left panel selected items. Right panel renders may include actuator menus to interact with the target NeoCom node instance.</text:span></text:span></text:p>
      <text:p text:style-name="Standard"><text:span text:style-name="Fuente_20_de_20_párrafo_20_predeter."><text:span text:style-name="T2"/></text:span></text:p>
      <text:p text:style-name="Standard"><text:span text:style-name="Fuente_20_de_20_párrafo_20_predeter."><text:span text:style-name="T2">Complex pages can render component aggregators called Panels. A Panel is like an small page and can be associated to any Left or Right page panel. Panels usually have a title and one or more component iterators to render lists of data.</text:span></text:span></text:p>
      <text:p text:style-name="Standard"><text:span text:style-name="Fuente_20_de_20_párrafo_20_predeter."><text:span text:style-name="T2"/></text:span></text:p>
      <text:p text:style-name="Standard"><text:span text:style-name="Fuente_20_de_20_párrafo_20_predeter."><text:span text:style-name="T2">PAGE/PANEL ARQUITECTURE</text:span></text:span></text:p>
      <text:p text:style-name="Standard"><text:span text:style-name="Fuente_20_de_20_párrafo_20_predeter."><text:span text:style-name="T2">A simple page or panel component starts with an spinner.</text:span></text:span></text:p>
      <text:p text:style-name="Code"><text:span text:style-name="Fuente_20_de_20_párrafo_20_predeter."><text:span text:style-name="T4">&lt;app-spinner-panel *ngIf="downloading" [title]="'Downloading planetary resources...'"&gt;</text:span></text:span></text:p>
      <text:p text:style-name="Code"><text:span text:style-name="Fuente_20_de_20_párrafo_20_predeter."><text:span text:style-name="T4">&lt;/app-spinner-panel&gt;</text:span></text:span></text:p>
      <text:p text:style-name="Standard">The spinner visibility is controlled usually by the boolean 'downloading' flag that all nodes have declared as 'public'.</text:p>
      <text:p text:style-name="Standard">Then it can followed with a H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Proxima Nova Alt Rg1" svg:font-family="'Proxima Nova Alt Rg'" style:font-pitch="variable"/>
    <style:font-face style:name="Proxima Nova Alt Rg" svg:font-family="'Proxima Nova Alt Rg'" style:font-adornments="Regular" style:font-pitch="variable"/>
    <style:font-face style:name="Roboto" svg:font-family="Roboto" style:font-pitch="variable"/>
    <style:font-face style:name="Times New Roman" svg:font-family="'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Proxima Nova Alt Rg"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Proxima Nova Alt Rg" fo:font-size="12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weight="bold"/>
    </style:style>
    <style:style style:name="Code" style:family="paragraph" style:parent-style-name="Standard" style:class="text">
      <style:paragraph-properties fo:margin-left="1cm" fo:margin-right="0cm" fo:margin-top="0cm" fo:margin-bottom="0cm" fo:text-indent="0cm" style:auto-text-indent="false" fo:padding="0.049cm" fo:border="0.002cm solid #000000" style:shadow="none">
        <style:tab-stops>
          <style:tab-stop style:position="0.499cm"/>
          <style:tab-stop style:position="1cm"/>
          <style:tab-stop style:position="1.499cm"/>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creator>Adam Antinoo</dc:creator>
    <meta:creation-date>2017-10-23T09:37:00Z</meta:creation-date>
    <dc:date>2018-05-30T19:55:13.25</dc:date>
    <meta:editing-cycles>14</meta:editing-cycles>
    <meta:editing-duration>PT21H27M37S</meta:editing-duration>
    <meta:document-statistic meta:table-count="0" meta:image-count="0" meta:object-count="0" meta:page-count="2" meta:paragraph-count="38" meta:word-count="823" meta:character-count="4963"/>
    <meta:template xlink:type="simple" xlink:actuate="onRequest" xlink:title="" xlink:href="Normal.dotm"/>
  </office:meta>
</office:document-meta>
</file>